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417in" fo:margin-left="0in" fo:margin-top="0in" fo:margin-bottom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5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Points Earned</text:span></text:p>
          </table:table-cell>
          <table:table-cell table:style-name="Table1.A1" office:value-type="string">
            <text:p text:style-name="P2"><text:span text:style-name="T1">Total Possible Points</text:span></text:p>
          </table:table-cell>
          <table:table-cell table:style-name="Table1.A1" office:value-type="string">
            <text:p text:style-name="P2"><text:span text:style-name="T1">Description of Element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Sign Up</text:p>
            <text:list xml:id="list1006800017" text:style-name="WWNum2">
              <text:list-item>
                <text:p text:style-name="P4">User should be able to create login credentials that are then passed into a table in a database</text:p>
              </text:list-item>
              <text:list-item>
                <text:p text:style-name="P4">Username should be unique</text:p>
              </text:list-item>
              <text:list-item>
                <text:p text:style-name="P4">Both fields should be populated</text:p>
              </text:list-item>
              <text:list-item>
                <text:p text:style-name="P4">Password should be hidden unless otherwise selecte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Sign In</text:p>
            <text:list xml:id="list4280549287" text:style-name="WWNum4">
              <text:list-item>
                <text:p text:style-name="P5">User should be able to sign in using previously created credentials that are cross referenced with a table in the database</text:p>
              </text:list-item>
              <text:list-item>
                <text:p text:style-name="P5">Users should be redirected to sign in sign up page if they try to navigate anywhere other than the home page</text:p>
              </text:list-item>
              <text:list-item>
                <text:p text:style-name="P5">Once user is logged in they should have access to private pages</text:p>
              </text:list-item>
              <text:list-item>
                <text:p text:style-name="P5">Password should be hidden unless otherwise selecte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Like Button</text:p>
            <text:list xml:id="list3205199706" text:style-name="WWNum3">
              <text:list-item>
                <text:p text:style-name="P8">User should be logged in to access this function</text:p>
              </text:list-item>
              <text:list-item>
                <text:p text:style-name="P8">User should be able to like every post exactly once</text:p>
              </text:list-item>
              <text:list-item>
                <text:p text:style-name="P8">Page should reload after like is clicked to accurately depict number of like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Create Career Fair</text:p>
            <text:list xml:id="list234637958960914" text:continue-numbering="true" text:style-name="WWNum3">
              <text:list-item>
                <text:p text:style-name="P6">User should be logged in to access this page</text:p>
              </text:list-item>
              <text:list-item>
                <text:p text:style-name="P6">All fields must be populated appropriately to add to database</text:p>
              </text:list-item>
              <text:list-item>
                <text:p text:style-name="P6">All input fields are clearly marked so the user knows what to inpu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Career Fair Table</text:p>
            <text:list xml:id="list1512371387" text:style-name="WWNum1">
              <text:list-item>
                <text:p text:style-name="P9">User should be logged in to access this page</text:p>
              </text:list-item>
              <text:list-item>
                <text:p text:style-name="P7">Users should be able to click on a career fair (row) to access posts for the specific Career Fair</text:p>
              </text:list-item>
              <text:list-item>
                <text:p text:style-name="P7">Users should be able to filter the table by type of career fair</text:p>
              </text:list-item>
              <text:list-item>
                <text:p text:style-name="P7">Table should contain name, school, type, and date in every row</text:p>
              </text:list-item>
              <text:list-item>
                <text:p text:style-name="P7">Table row should be highlighted when cursor hovers over i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Add Company</text:p>
            <text:list xml:id="list234636314705252" text:continue-list="list234637958960914" text:style-name="WWNum3">
              <text:list-item>
                <text:p text:style-name="P8">User should be logged in to access this page</text:p>
              </text:list-item>
              <text:list-item>
                <text:p text:style-name="P8">Field should be populated when adding company or nothing should happen</text:p>
              </text:list-item>
              <text:list-item>
                <text:p text:style-name="P8">Duplicate companies in a list do not occur</text:p>
              </text:list-item>
              <text:list-item>
                <text:p text:style-name="P8">Page should reload after the adding a compan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Create Post</text:p>
            <text:list xml:id="list234637908965763" text:continue-numbering="true" text:style-name="WWNum3">
              <text:list-item>
                <text:p text:style-name="P8">User should be logged in to access this function</text:p>
              </text:list-item>
              <text:list-item>
                <text:p text:style-name="P8">All fields should be populated to submit the form and update the database</text:p>
              </text:list-item>
              <text:list-item>
                <text:p text:style-name="P8">All input fields are clearly marked so the user knows what to input</text:p>
              </text:list-item>
              <text:list-item>
                <text:p text:style-name="P8">Page should reload after submitting pos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Edit Post</text:p>
            <text:list xml:id="list234638099790116" text:continue-numbering="true" text:style-name="WWNum3">
              <text:list-item>
                <text:p text:style-name="P8">User should be logged in to access this function</text:p>
              </text:list-item>
              <text:list-item>
                <text:p text:style-name="P8">Only the user who created the post should be able to edit it</text:p>
              </text:list-item>
              <text:list-item>
                <text:p text:style-name="P8">After clicking edit, user should be redirected to a page with just their post and should be able to edit every category</text:p>
              </text:list-item>
              <text:list-item>
                <text:p text:style-name="P8">Once the fields are updated and the submit button is clicked, the user should see their edited post on the posts page associated with the appropriate career fair I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Delete Post</text:p>
            <text:list xml:id="list234637821474663" text:continue-numbering="true" text:style-name="WWNum3">
              <text:list-item>
                <text:p text:style-name="P8">User should be logged in to access this function</text:p>
              </text:list-item>
              <text:list-item>
                <text:p text:style-name="P8">Only the user who created the post should be able to delete it</text:p>
              </text:list-item>
              <text:list-item>
                <text:p text:style-name="P8">Once the delete button is clicked, the page should reload and the post should be gone from both the database and the page itself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3">Logout</text:p>
            <text:list xml:id="list234636919363626" text:continue-numbering="true" text:style-name="WWNum3">
              <text:list-item>
                <text:p text:style-name="P8">User should be logged in to access this function</text:p>
              </text:list-item>
              <text:list-item>
                <text:p text:style-name="P8">Once they click logout, they should be redirected to the public home page 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3">Overall Gra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61" meta:word-count="517" meta:character-count="2634" meta:non-whitespace-character-count="2213"/>
    <meta:generator>LibreOfficeDev/6.0.5.2$Linux_X86_64 LibreOffice_project/</meta:generator>
  </office:meta>
</office:document-meta>
</file>